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a8fd" officeooo:paragraph-rsid="001ca8fd"/>
    </style:style>
    <style:style style:name="P2" style:family="paragraph" style:parent-style-name="Standard">
      <style:text-properties fo:font-weight="bold" officeooo:rsid="001ca8fd" officeooo:paragraph-rsid="001ca8fd" style:font-weight-asian="bold" style:font-weight-complex="bold"/>
    </style:style>
    <style:style style:name="P3" style:family="paragraph" style:parent-style-name="Standard" style:list-style-name="L1">
      <style:paragraph-properties style:writing-mode="lr-tb"/>
      <style:text-properties officeooo:rsid="001ca8fd" officeooo:paragraph-rsid="001ca8fd"/>
    </style:style>
    <style:style style:name="P4" style:family="paragraph" style:parent-style-name="Standard">
      <style:paragraph-properties style:writing-mode="lr-tb"/>
      <style:text-properties fo:font-weight="bold" officeooo:rsid="001ca8fd" officeooo:paragraph-rsid="001ca8fd" style:font-weight-asian="bold" style:font-weight-complex="bold"/>
    </style:style>
    <style:style style:name="P5" style:family="paragraph" style:parent-style-name="Standard" style:list-style-name="L2">
      <style:paragraph-properties style:writing-mode="lr-tb"/>
      <style:text-properties officeooo:rsid="001ca8fd" officeooo:paragraph-rsid="001ca8fd"/>
    </style:style>
    <style:style style:name="P6" style:family="paragraph" style:parent-style-name="Standard" style:list-style-name="L2">
      <style:paragraph-properties style:writing-mode="lr-tb"/>
      <style:text-properties officeooo:rsid="001d8319" officeooo:paragraph-rsid="001d8319"/>
    </style:style>
    <style:style style:name="P7" style:family="paragraph" style:parent-style-name="Standard">
      <style:paragraph-properties style:writing-mode="lr-tb"/>
      <style:text-properties fo:font-weight="bold" officeooo:rsid="001d8319" officeooo:paragraph-rsid="001d8319" style:font-weight-asian="bold" style:font-weight-complex="bold"/>
    </style:style>
    <style:style style:name="P8" style:family="paragraph" style:parent-style-name="Standard" style:list-style-name="L3">
      <style:paragraph-properties style:writing-mode="lr-tb"/>
      <style:text-properties officeooo:rsid="001d8319" officeooo:paragraph-rsid="001d8319"/>
    </style:style>
    <style:style style:name="P9" style:family="paragraph" style:parent-style-name="Standard" style:list-style-name="L4">
      <style:paragraph-properties style:writing-mode="lr-tb"/>
      <style:text-properties officeooo:rsid="001edd51" officeooo:paragraph-rsid="001edd51"/>
    </style:style>
    <style:style style:name="P10" style:family="paragraph" style:parent-style-name="Standard">
      <style:paragraph-properties style:writing-mode="lr-tb"/>
      <style:text-properties fo:font-weight="bold" officeooo:rsid="001edd51" officeooo:paragraph-rsid="001edd51" style:font-weight-asian="bold" style:font-weight-complex="bold"/>
    </style:style>
    <style:style style:name="P11" style:family="paragraph" style:parent-style-name="Standard" style:list-style-name="L5">
      <style:paragraph-properties style:writing-mode="lr-tb"/>
      <style:text-properties officeooo:rsid="001edd51" officeooo:paragraph-rsid="001edd51"/>
    </style:style>
    <style:style style:name="T1" style:family="text">
      <style:text-properties officeooo:rsid="001edd51"/>
    </style:style>
    <style:style style:name="T2" style:family="text">
      <style:text-properties officeooo:rsid="001d831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biznisový proces (obchodný proces): séria štrukturovaných reprodukovateľných krokov alebo aktivít, ktoré organizácia vykonáva s cieľom splniť svoje úlohy alebo poslanie</text:p>
      <text:p text:style-name="P1"/>
      <text:p text:style-name="P2">š<text:span text:style-name="T1">pecifikácia rozsahu</text:span></text:p>
      <text:list text:style-name="L1">
        <text:list-item>
          <text:p text:style-name="P3">určenie rozsahu bezpečnostného zámeru, t.j. informačná doména odvodená z organizačných jednotiek, agendy organizácie, čiastkových cieľov, biznisových procesov </text:p>
        </text:list-item>
        <text:list-item>
          <text:p text:style-name="P3">spadajú sem komponenty, ktoré majú byť chránené modulmi GSK</text:p>
        </text:list-item>
      </text:list>
      <text:p text:style-name="P4">štrukturovaná analýza</text:p>
      <text:list text:style-name="L2">
        <text:list-item>
          <text:p text:style-name="P5">potrebujeme analyzovať a zdokumentovať vzájomné interakcie aktív organizácie</text:p>
        </text:list-item>
        <text:list-item>
          <text:p text:style-name="P5">aktíva môžeme hrubo rozdeliť na biznisové procesy, <text:span text:style-name="T2">aplikácie, IT systémy, miestnosti, komunikačné linky</text:span></text:p>
        </text:list-item>
        <text:list-item>
          <text:p text:style-name="P6">odraziť sa môžeme od sieťového plánu/topológie organizácie</text:p>
        </text:list-item>
        <text:list-item>
          <text:p text:style-name="P6">v tejto fáze si potrebujeme ujasniť granularitu aktív, príliš jemná <text:span text:style-name="T1">môže vyústiť vo </text:span>veľ<text:span text:style-name="T1">ký počet</text:span> aktív, príliš hrubá <text:span text:style-name="T1">môže vyústiť vo vyhladenie dôležitých detialov</text:span></text:p>
        </text:list-item>
      </text:list>
      <text:p text:style-name="P7">stanovenie bezpečnostných požiadaviek</text:p>
      <text:list text:style-name="L3">
        <text:list-item>
          <text:p text:style-name="P8">potrebujeme posúdiť úroveň ochrany základných hodnôt CIA identifikovaných aktív zo štruktúrovanej analýzy, napr. normálna, vysoká a veľmi vysoká</text:p>
        </text:list-item>
        <text:list-item>
          <text:p text:style-name="P8">pri určovaní úrovne ochrany môžu pomôcť potenciálne scenáre, kde predpokladáme narušenie jednej z hodnôt a dopadu, ktorý to môže spôsobiť</text:p>
        </text:list-item>
        <text:list-item>
          <text:p text:style-name="P8">poznámka autora, tu sa prvýkrát priblížime k analýze rizík, ale na vysokej úrovni (bez zbytočných detailov)</text:p>
        </text:list-item>
      </text:list>
      <text:p text:style-name="P7">modelovanie</text:p>
      <text:list text:style-name="L4">
        <text:list-item>
          <text:p text:style-name="P9">aktíva namapujeme na relevantné moduly GSK</text:p>
        </text:list-item>
        <text:list-item>
          <text:p text:style-name="P9">na základe bezpečnostných požiadaviek volíme príslušné/potrebné opatrenia modulu</text:p>
        </text:list-item>
        <text:list-item>
          <text:p text:style-name="P9">adoptujeme bezpečnostné opatrenia</text:p>
        </text:list-item>
      </text:list>
      <text:p text:style-name="P10">it-grudschutz check</text:p>
      <text:list text:style-name="L5">
        <text:list-item>
          <text:p text:style-name="P11">spravíme si rýchly prehľad o súčasnej úrovni informačnej bezpečnosti v organizácií</text:p>
        </text:list-item>
        <text:list-item>
          <text:p text:style-name="P11">uskutočňujeme interview s poverenými osobami a usudzujeme mieru implementácie opatrení</text:p>
        </text:list-item>
        <text:list-item>
          <text:p text:style-name="P11">opatrenia majú priradený stav: nepotrebný, implementovaný, neimplementovaný a čiastočne implementovaný</text:p>
        </text:list-item>
        <text:list-item>
          <text:p text:style-name="P11">potenciál na vylepšenie, vzhľadom na získanú spätnú väzbu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8:33:28.457056339</meta:creation-date>
    <dc:date>2026-05-01T10:03:48.537810594</dc:date>
    <meta:editing-duration>PT16H2M3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1" meta:paragraph-count="22" meta:word-count="235" meta:character-count="1781" meta:non-whitespace-character-count="1583"/>
  </office:meta>
</office:document-meta>
</file>